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6764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1.41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f_legit_majority" table:style-name="ta1">
        <table:shapes>
          <draw:frame draw:z-index="0" draw:style-name="gr1" draw:text-style-name="P1" svg:width="6.2988in" svg:height="3.5429in" svg:x="2.5972in" svg:y="0.3642in">
            <draw:object draw:notify-on-update-of-ranges="lof_legit_majority.A2:lof_legit_majority.A100 lof_legit_majority.F1:lof_legit_majority.F1 lof_legit_majority.F2:lof_legit_majority.F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615in" svg:y="4.076in">
            <draw:object draw:notify-on-update-of-ranges="lof_legit_majority.A2:lof_legit_majority.A100 lof_legit_majority.G1:lof_legit_majority.G1 lof_legit_majority.G2:lof_legit_majority.G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722in" svg:y="8.0394in">
            <draw:object draw:notify-on-update-of-ranges="lof_legit_majority.A2:lof_legit_majority.A100 lof_legit_majority.F2:lof_legit_majority.F100 lof_legit_majority.G2:lof_legit_majority.G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eighbors</text:p>
          </table:table-cell>
          <table:table-cell office:value-type="string" calcext:value-type="string">
            <text:p>legit nonoutliers detected</text:p>
          </table:table-cell>
          <table:table-cell office:value-type="string" calcext:value-type="string">
            <text:p>legit nonoutliers mislabeled</text:p>
          </table:table-cell>
          <table:table-cell office:value-type="string" calcext:value-type="string">
            <text:p>phishing outliers detected</text:p>
          </table:table-cell>
          <table:table-cell office:value-type="string" calcext:value-type="string">
            <text:p>phishing outliers missed</text:p>
          </table:table-cell>
          <table:table-cell office:value-type="string" calcext:value-type="string">
            <text:p>nonoutlier detection ratio</text:p>
          </table:table-cell>
          <table:table-cell office:value-type="string" calcext:value-type="string">
            <text:p>outlier detection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6" calcext:value-type="float">
            <text:p>1526</text:p>
          </table:table-cell>
          <table:table-cell office:value-type="float" office:value="465" calcext:value-type="float">
            <text:p>46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percentage" office:value="0.766449020592667" calcext:value-type="percentage">
            <text:p>76.64%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4" calcext:value-type="float">
            <text:p>1694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percentage" office:value="0.850828729281768" calcext:value-type="percentage">
            <text:p>85.08%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8" calcext:value-type="float">
            <text:p>1748</text:p>
          </table:table-cell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percentage" office:value="0.877950778503265" calcext:value-type="percentage">
            <text:p>87.80%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3" calcext:value-type="float">
            <text:p>1763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885484681064792" calcext:value-type="percentage">
            <text:p>88.55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2" calcext:value-type="float">
            <text:p>1772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890005022601708" calcext:value-type="percentage">
            <text:p>89.00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74" calcext:value-type="float">
            <text:p>1774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91009542943245" calcext:value-type="percentage">
            <text:p>89.1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74" calcext:value-type="float">
            <text:p>1774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91009542943245" calcext:value-type="percentage">
            <text:p>89.1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5" calcext:value-type="float">
            <text:p>1765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86489201406329" calcext:value-type="percentage">
            <text:p>88.6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3" calcext:value-type="float">
            <text:p>1773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90507282772476" calcext:value-type="percentage">
            <text:p>89.0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4" calcext:value-type="float">
            <text:p>1774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91009542943245" calcext:value-type="percentage">
            <text:p>89.1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6" calcext:value-type="float">
            <text:p>1766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86991461577097" calcext:value-type="percentage">
            <text:p>88.7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63" calcext:value-type="float">
            <text:p>1763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85484681064792" calcext:value-type="percentage">
            <text:p>88.5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59" calcext:value-type="float">
            <text:p>1759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83475640381718" calcext:value-type="percentage">
            <text:p>88.3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2" calcext:value-type="float">
            <text:p>1762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84982420894023" calcext:value-type="percentage">
            <text:p>88.5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3" calcext:value-type="float">
            <text:p>1763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85484681064792" calcext:value-type="percentage">
            <text:p>88.5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1" calcext:value-type="float">
            <text:p>1761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84480160723255" calcext:value-type="percentage">
            <text:p>88.4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57" calcext:value-type="float">
            <text:p>1757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82471120040181" calcext:value-type="percentage">
            <text:p>88.2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51" calcext:value-type="float">
            <text:p>1751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7945755901557" calcext:value-type="percentage">
            <text:p>87.9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49" calcext:value-type="float">
            <text:p>1749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78453038674033" calcext:value-type="percentage">
            <text:p>87.8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3" calcext:value-type="float">
            <text:p>1743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75439477649422" calcext:value-type="percentage">
            <text:p>87.54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44" calcext:value-type="float">
            <text:p>1744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75941737820191" calcext:value-type="percentage">
            <text:p>87.59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44" calcext:value-type="float">
            <text:p>1744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75941737820191" calcext:value-type="percentage">
            <text:p>87.59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48" calcext:value-type="float">
            <text:p>1748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77950778503265" calcext:value-type="percentage">
            <text:p>87.8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44" calcext:value-type="float">
            <text:p>1744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75941737820191" calcext:value-type="percentage">
            <text:p>87.59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45" calcext:value-type="float">
            <text:p>1745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76443997990959" calcext:value-type="percentage">
            <text:p>87.64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40" calcext:value-type="float">
            <text:p>1740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73932697137117" calcext:value-type="percentage">
            <text:p>87.39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36" calcext:value-type="float">
            <text:p>1736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71923656454043" calcext:value-type="percentage">
            <text:p>87.19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2" calcext:value-type="float">
            <text:p>1732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69914615770969" calcext:value-type="percentage">
            <text:p>86.99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31" calcext:value-type="float">
            <text:p>1731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69412355600201" calcext:value-type="percentage">
            <text:p>86.94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27" calcext:value-type="float">
            <text:p>1727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67403314917127" calcext:value-type="percentage">
            <text:p>86.74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26" calcext:value-type="float">
            <text:p>1726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6901054746359" calcext:value-type="percentage">
            <text:p>86.69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25" calcext:value-type="float">
            <text:p>1725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639879457559" calcext:value-type="percentage">
            <text:p>86.6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29" calcext:value-type="float">
            <text:p>1729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8407835258664" calcext:value-type="percentage">
            <text:p>86.8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25" calcext:value-type="float">
            <text:p>1725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639879457559" calcext:value-type="percentage">
            <text:p>86.6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24" calcext:value-type="float">
            <text:p>1724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5896534404822" calcext:value-type="percentage">
            <text:p>86.59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23" calcext:value-type="float">
            <text:p>1723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5394274234053" calcext:value-type="percentage">
            <text:p>86.5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21" calcext:value-type="float">
            <text:p>1721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4389753892516" calcext:value-type="percentage">
            <text:p>86.4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26" calcext:value-type="float">
            <text:p>1726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6901054746359" calcext:value-type="percentage">
            <text:p>86.69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26" calcext:value-type="float">
            <text:p>1726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6901054746359" calcext:value-type="percentage">
            <text:p>86.69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32" calcext:value-type="float">
            <text:p>1732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9914615770969" calcext:value-type="percentage">
            <text:p>86.99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29" calcext:value-type="float">
            <text:p>1729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8407835258664" calcext:value-type="percentage">
            <text:p>86.8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29" calcext:value-type="float">
            <text:p>1729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8407835258664" calcext:value-type="percentage">
            <text:p>86.8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27" calcext:value-type="float">
            <text:p>1727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7403314917127" calcext:value-type="percentage">
            <text:p>86.7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28" calcext:value-type="float">
            <text:p>1728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7905575087896" calcext:value-type="percentage">
            <text:p>86.79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24" calcext:value-type="float">
            <text:p>1724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5896534404822" calcext:value-type="percentage">
            <text:p>86.59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23" calcext:value-type="float">
            <text:p>1723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5394274234053" calcext:value-type="percentage">
            <text:p>86.5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24" calcext:value-type="float">
            <text:p>1724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5896534404822" calcext:value-type="percentage">
            <text:p>86.59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25" calcext:value-type="float">
            <text:p>1725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6639879457559" calcext:value-type="percentage">
            <text:p>86.6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19" calcext:value-type="float">
            <text:p>1719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63385233550979" calcext:value-type="percentage">
            <text:p>86.34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19" calcext:value-type="float">
            <text:p>1719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63385233550979" calcext:value-type="percentage">
            <text:p>86.34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18" calcext:value-type="float">
            <text:p>1718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62882973380211" calcext:value-type="percentage">
            <text:p>86.29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18" calcext:value-type="float">
            <text:p>1718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62882973380211" calcext:value-type="percentage">
            <text:p>86.29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14" calcext:value-type="float">
            <text:p>1714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60873932697137" calcext:value-type="percentage">
            <text:p>86.09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02" calcext:value-type="float">
            <text:p>170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54846810647916" calcext:value-type="percentage">
            <text:p>85.48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91" calcext:value-type="float">
            <text:p>169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49321948769463" calcext:value-type="percentage">
            <text:p>84.93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91" calcext:value-type="float">
            <text:p>169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49321948769463" calcext:value-type="percentage">
            <text:p>84.93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84" calcext:value-type="float">
            <text:p>1684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45806127574083" calcext:value-type="percentage">
            <text:p>84.58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81" calcext:value-type="float">
            <text:p>168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44299347061778" calcext:value-type="percentage">
            <text:p>84.43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81" calcext:value-type="float">
            <text:p>168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44299347061778" calcext:value-type="percentage">
            <text:p>84.43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2" calcext:value-type="float">
            <text:p>1682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844801607232547" calcext:value-type="percentage">
            <text:p>84.48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83" calcext:value-type="float">
            <text:p>168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5303867403315" calcext:value-type="percentage">
            <text:p>84.5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83" calcext:value-type="float">
            <text:p>168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5303867403315" calcext:value-type="percentage">
            <text:p>84.5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85" calcext:value-type="float">
            <text:p>1685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6308387744852" calcext:value-type="percentage">
            <text:p>84.6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86" calcext:value-type="float">
            <text:p>168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681064791562" calcext:value-type="percentage">
            <text:p>84.6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85" calcext:value-type="float">
            <text:p>1685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6308387744852" calcext:value-type="percentage">
            <text:p>84.6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83" calcext:value-type="float">
            <text:p>168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5303867403315" calcext:value-type="percentage">
            <text:p>84.5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79" calcext:value-type="float">
            <text:p>167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3294826720241" calcext:value-type="percentage">
            <text:p>84.3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75" calcext:value-type="float">
            <text:p>167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1285786037167" calcext:value-type="percentage">
            <text:p>84.1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80" calcext:value-type="float">
            <text:p>168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379708689101" calcext:value-type="percentage">
            <text:p>84.3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76" calcext:value-type="float">
            <text:p>1676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1788046207936" calcext:value-type="percentage">
            <text:p>84.1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75" calcext:value-type="float">
            <text:p>167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1285786037167" calcext:value-type="percentage">
            <text:p>84.1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76" calcext:value-type="float">
            <text:p>1676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1788046207936" calcext:value-type="percentage">
            <text:p>84.1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75" calcext:value-type="float">
            <text:p>167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1285786037167" calcext:value-type="percentage">
            <text:p>84.1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73" calcext:value-type="float">
            <text:p>167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028126569563" calcext:value-type="percentage">
            <text:p>84.0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71" calcext:value-type="float">
            <text:p>167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9276745354094" calcext:value-type="percentage">
            <text:p>83.9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73" calcext:value-type="float">
            <text:p>167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4028126569563" calcext:value-type="percentage">
            <text:p>84.0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71" calcext:value-type="float">
            <text:p>167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9276745354094" calcext:value-type="percentage">
            <text:p>83.9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69" calcext:value-type="float">
            <text:p>1669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8272225012557" calcext:value-type="percentage">
            <text:p>83.8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69" calcext:value-type="float">
            <text:p>1669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8272225012557" calcext:value-type="percentage">
            <text:p>83.8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68" calcext:value-type="float">
            <text:p>166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7769964841788" calcext:value-type="percentage">
            <text:p>83.7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65" calcext:value-type="float">
            <text:p>166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6263184329483" calcext:value-type="percentage">
            <text:p>83.6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65" calcext:value-type="float">
            <text:p>166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6263184329483" calcext:value-type="percentage">
            <text:p>83.6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5" calcext:value-type="float">
            <text:p>166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6263184329483" calcext:value-type="percentage">
            <text:p>83.6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64" calcext:value-type="float">
            <text:p>166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5760924158714" calcext:value-type="percentage">
            <text:p>83.5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62" calcext:value-type="float">
            <text:p>1662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4756403817177" calcext:value-type="percentage">
            <text:p>83.4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63" calcext:value-type="float">
            <text:p>166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5258663987946" calcext:value-type="percentage">
            <text:p>83.5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60" calcext:value-type="float">
            <text:p>166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375188347564" calcext:value-type="percentage">
            <text:p>83.3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59" calcext:value-type="float">
            <text:p>1659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3249623304872" calcext:value-type="percentage">
            <text:p>83.32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57" calcext:value-type="float">
            <text:p>165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2245102963335" calcext:value-type="percentage">
            <text:p>83.22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60" calcext:value-type="float">
            <text:p>166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375188347564" calcext:value-type="percentage">
            <text:p>83.3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60" calcext:value-type="float">
            <text:p>166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375188347564" calcext:value-type="percentage">
            <text:p>83.3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61" calcext:value-type="float">
            <text:p>166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4254143646409" calcext:value-type="percentage">
            <text:p>83.4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60" calcext:value-type="float">
            <text:p>166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375188347564" calcext:value-type="percentage">
            <text:p>83.3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60" calcext:value-type="float">
            <text:p>166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375188347564" calcext:value-type="percentage">
            <text:p>83.3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54" calcext:value-type="float">
            <text:p>1654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3073832245103" calcext:value-type="percentage">
            <text:p>83.07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51" calcext:value-type="float">
            <text:p>165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29231541938724" calcext:value-type="percentage">
            <text:p>82.92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50" calcext:value-type="float">
            <text:p>165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28729281767956" calcext:value-type="percentage">
            <text:p>82.87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50" calcext:value-type="float">
            <text:p>165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28729281767956" calcext:value-type="percentage">
            <text:p>82.87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828729281767956" calcext:value-type="percentage">
            <text:p>82.87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9T14:51:04.008173973</dc:date>
    <meta:editing-duration>P1DT21H33M59S</meta:editing-duration>
    <meta:editing-cycles>3</meta:editing-cycles>
    <meta:generator>LibreOffice/25.8.1.1$Linux_X86_64 LibreOffice_project/580$Build-1</meta:generator>
    <meta:document-statistic meta:table-count="1" meta:cell-count="70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905cm" svg:y="0.316cm" chart:style-name="ch2">
          <text:p>LOF Non-Outlier Detection For Legitimate Majority</text:p>
        </chart:title>
        <chart:plot-area chart:style-name="ch3" svg:x="1.331cm" svg:y="1.275cm" svg:width="14.349cm" svg:height="6.564cm">
          <chart:coordinate-region svg:x="2.94cm" svg:y="1.474cm" svg:width="12.74cm" svg:height="5.563cm"/>
          <chart:axis chart:dimension="x" chart:name="primary-x" chart:style-name="ch4" chartooo:axis-type="auto">
            <chartooo:date-scale/>
            <chart:title svg:x="7.724cm" svg:y="8.019cm" chart:style-name="ch2">
              <text:p><text:span text:style-name="T1">Neighbors</text:span></text:p>
            </chart:title>
            <chart:categories table:cell-range-address="lof_legit_majority.A2:lof_legit_majority.A100"/>
          </chart:axis>
          <chart:axis chart:dimension="y" chart:name="primary-y" chart:style-name="ch5">
            <chart:title svg:x="0.451cm" svg:y="7.729cm" chart:style-name="ch6">
              <text:p><text:span text:style-name="T1">Percent of Non-Outliers Correctly Indentified</text:span></text:p>
            </chart:title>
            <chart:grid chart:style-name="ch7" chart:class="major"/>
          </chart:axis>
          <chart:series chart:style-name="ch8" chart:values-cell-range-address="lof_legit_majority.F2:lof_legit_majority.F100" chart:label-cell-address="lof_legit_majority.F1:lof_legit_majority.F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outlier detection ratio</text:p>
                <draw:g>
                  <svg:desc>lof_legit_majority.F1:lof_legit_majority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f_legit_majority.A2:lof_legit_majority.A100</svg:desc>
                </draw:g>
              </table:table-cell>
              <table:table-cell office:value-type="float" office:value="0.766449020592667">
                <text:p>0.766449020592667</text:p>
                <draw:g>
                  <svg:desc>lof_legit_majority.F2:lof_legit_majority.F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50828729281768">
                <text:p>0.8508287292817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7950778503265">
                <text:p>0.8779507785032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85484681064792">
                <text:p>0.8854846810647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0005022601708">
                <text:p>0.8900050226017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1009542943245">
                <text:p>0.8910095429432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91009542943245">
                <text:p>0.8910095429432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86489201406329">
                <text:p>0.8864892014063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90507282772476">
                <text:p>0.8905072827724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91009542943245">
                <text:p>0.8910095429432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86991461577097">
                <text:p>0.8869914615770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85484681064792">
                <text:p>0.8854846810647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83475640381718">
                <text:p>0.8834756403817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84982420894023">
                <text:p>0.8849824208940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85484681064792">
                <text:p>0.8854846810647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84480160723255">
                <text:p>0.8844801607232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82471120040181">
                <text:p>0.8824711200401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945755901557">
                <text:p>0.879457559015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78453038674033">
                <text:p>0.8784530386740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5439477649422">
                <text:p>0.8754394776494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75941737820191">
                <text:p>0.87594173782019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75941737820191">
                <text:p>0.8759417378201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77950778503265">
                <text:p>0.8779507785032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75941737820191">
                <text:p>0.8759417378201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76443997990959">
                <text:p>0.8764439979909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73932697137117">
                <text:p>0.8739326971371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71923656454043">
                <text:p>0.8719236564540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69914615770969">
                <text:p>0.86991461577096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69412355600201">
                <text:p>0.8694123556002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67403314917127">
                <text:p>0.86740331491712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66901054746359">
                <text:p>0.8669010547463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6639879457559">
                <text:p>0.866398794575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68407835258664">
                <text:p>0.8684078352586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6639879457559">
                <text:p>0.866398794575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65896534404822">
                <text:p>0.8658965344048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65394274234053">
                <text:p>0.86539427423405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64389753892516">
                <text:p>0.8643897538925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66901054746359">
                <text:p>0.86690105474635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866901054746359">
                <text:p>0.8669010547463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69914615770969">
                <text:p>0.86991461577096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868407835258664">
                <text:p>0.86840783525866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868407835258664">
                <text:p>0.86840783525866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867403314917127">
                <text:p>0.8674033149171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67905575087896">
                <text:p>0.86790557508789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65896534404822">
                <text:p>0.86589653440482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65394274234053">
                <text:p>0.86539427423405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65896534404822">
                <text:p>0.8658965344048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86639879457559">
                <text:p>0.866398794575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63385233550979">
                <text:p>0.8633852335509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3385233550979">
                <text:p>0.86338523355097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62882973380211">
                <text:p>0.86288297338021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862882973380211">
                <text:p>0.86288297338021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60873932697137">
                <text:p>0.8608739326971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54846810647916">
                <text:p>0.8548468106479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49321948769463">
                <text:p>0.84932194876946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49321948769463">
                <text:p>0.84932194876946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45806127574083">
                <text:p>0.84580612757408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844299347061778">
                <text:p>0.84429934706177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44299347061778">
                <text:p>0.8442993470617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4801607232547">
                <text:p>0.8448016072325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845303867403315">
                <text:p>0.84530386740331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45303867403315">
                <text:p>0.84530386740331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846308387744852">
                <text:p>0.8463083877448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4681064791562">
                <text:p>0.846810647915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46308387744852">
                <text:p>0.84630838774485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845303867403315">
                <text:p>0.84530386740331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43294826720241">
                <text:p>0.84329482672024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841285786037167">
                <text:p>0.8412857860371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84379708689101">
                <text:p>0.843797086891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1788046207936">
                <text:p>0.84178804620793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841285786037167">
                <text:p>0.8412857860371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841788046207936">
                <text:p>0.84178804620793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841285786037167">
                <text:p>0.8412857860371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4028126569563">
                <text:p>0.8402812656956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39276745354094">
                <text:p>0.83927674535409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84028126569563">
                <text:p>0.8402812656956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839276745354094">
                <text:p>0.83927674535409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838272225012557">
                <text:p>0.83827222501255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838272225012557">
                <text:p>0.8382722250125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37769964841788">
                <text:p>0.83776996484178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836263184329483">
                <text:p>0.83626318432948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36263184329483">
                <text:p>0.83626318432948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836263184329483">
                <text:p>0.8362631843294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835760924158714">
                <text:p>0.83576092415871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834756403817177">
                <text:p>0.83475640381717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35258663987946">
                <text:p>0.83525866398794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3375188347564">
                <text:p>0.8337518834756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833249623304872">
                <text:p>0.83324962330487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32245102963335">
                <text:p>0.8322451029633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3375188347564">
                <text:p>0.8337518834756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83375188347564">
                <text:p>0.8337518834756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834254143646409">
                <text:p>0.83425414364640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3375188347564">
                <text:p>0.8337518834756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3375188347564">
                <text:p>0.833751883475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073832245103">
                <text:p>0.830738322451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829231541938724">
                <text:p>0.8292315419387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828729281767956">
                <text:p>0.8287292817679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828729281767956">
                <text:p>0.82872928176795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28729281767956">
                <text:p>0.828729281767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392cm" svg:y="0.316cm" chart:style-name="ch2">
          <text:p>LOF Outlier Detection For Legitimate Majority</text:p>
        </chart:title>
        <chart:plot-area chart:style-name="ch3" svg:x="1.331cm" svg:y="1.275cm" svg:width="14.349cm" svg:height="6.564cm">
          <chart:coordinate-region svg:x="2.94cm" svg:y="1.474cm" svg:width="12.74cm" svg:height="5.563cm"/>
          <chart:axis chart:dimension="x" chart:name="primary-x" chart:style-name="ch4" chartooo:axis-type="auto">
            <chartooo:date-scale/>
            <chart:title svg:x="7.724cm" svg:y="8.019cm" chart:style-name="ch2">
              <text:p><text:span text:style-name="T1">Neighbors</text:span></text:p>
            </chart:title>
            <chart:categories table:cell-range-address="lof_legit_majority.A2:lof_legit_majority.A100"/>
          </chart:axis>
          <chart:axis chart:dimension="y" chart:name="primary-y" chart:style-name="ch5">
            <chart:title svg:x="0.451cm" svg:y="7.296cm" chart:style-name="ch6">
              <text:p><text:span text:style-name="T1">Percent of Outliers Correctly Identified</text:span></text:p>
            </chart:title>
            <chart:grid chart:style-name="ch7" chart:class="major"/>
          </chart:axis>
          <chart:series chart:style-name="ch8" chart:values-cell-range-address="lof_legit_majority.G2:lof_legit_majority.G100" chart:label-cell-address="lof_legit_majority.G1:lof_legit_majority.G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lier detection ratio</text:p>
                <draw:g>
                  <svg:desc>lof_legit_majority.G1:lof_legit_majority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f_legit_majority.A2:lof_legit_majority.A100</svg:desc>
                </draw:g>
              </table:table-cell>
              <table:table-cell office:value-type="float" office:value="0.22">
                <text:p>0.22</text:p>
                <draw:g>
                  <svg:desc>lof_legit_majority.G2:lof_legit_majority.G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1.742cm" svg:y="0.316cm" chart:style-name="ch2">
          <text:p>LOF Outlier and Non-Outlier Detection For Legitimate Majority</text:p>
        </chart:title>
        <chart:legend chart:legend-position="end" svg:x="13.562cm" svg:y="3.952cm" style:legend-expansion="high" chart:style-name="ch3"/>
        <chart:plot-area chart:style-name="ch4" svg:x="1.331cm" svg:y="1.275cm" svg:width="11.911cm" svg:height="6.564cm">
          <chart:coordinate-region svg:x="2.94cm" svg:y="1.474cm" svg:width="10.302cm" svg:height="5.563cm"/>
          <chart:axis chart:dimension="x" chart:name="primary-x" chart:style-name="ch5" chartooo:axis-type="auto">
            <chartooo:date-scale/>
            <chart:title svg:x="6.505cm" svg:y="8.019cm" chart:style-name="ch2">
              <text:p><text:span text:style-name="T1">Neighbors</text:span></text:p>
            </chart:title>
            <chart:categories table:cell-range-address="lof_legit_majority.A2:lof_legit_majority.A100"/>
          </chart:axis>
          <chart:axis chart:dimension="y" chart:name="primary-y" chart:style-name="ch6">
            <chart:title svg:x="0.451cm" svg:y="7.288cm" chart:style-name="ch7">
              <text:p><text:span text:style-name="T1">Percent of Entries Correctly Indenified</text:span></text:p>
            </chart:title>
            <chart:grid chart:style-name="ch8" chart:class="major"/>
          </chart:axis>
          <chart:series chart:style-name="ch9" chart:values-cell-range-address="lof_legit_majority.F2:lof_legit_majority.F100" loext:label-string="nonoutliers" chart:class="chart:bar">
            <chart:data-point chart:repeated="99"/>
          </chart:series>
          <chart:series chart:style-name="ch10" chart:values-cell-range-address="lof_legit_majority.G2:lof_legit_majority.G100" loext:label-string="outliers" chart:class="chart:bar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outliers</text:p>
              </table:table-cell>
              <table:table-cell office:value-type="string">
                <text:p>outlier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f_legit_majority.A2:lof_legit_majority.A100</svg:desc>
                </draw:g>
              </table:table-cell>
              <table:table-cell office:value-type="float" office:value="0.766449020592667">
                <text:p>0.766449020592667</text:p>
                <draw:g>
                  <svg:desc>lof_legit_majority.F2:lof_legit_majority.F100</svg:desc>
                </draw:g>
              </table:table-cell>
              <table:table-cell office:value-type="float" office:value="0.22">
                <text:p>0.22</text:p>
                <draw:g>
                  <svg:desc>lof_legit_majority.G2:lof_legit_majority.G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50828729281768">
                <text:p>0.85082872928176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7950778503265">
                <text:p>0.8779507785032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85484681064792">
                <text:p>0.8854846810647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0005022601708">
                <text:p>0.890005022601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1009542943245">
                <text:p>0.8910095429432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91009542943245">
                <text:p>0.8910095429432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86489201406329">
                <text:p>0.88648920140632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90507282772476">
                <text:p>0.8905072827724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91009542943245">
                <text:p>0.8910095429432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86991461577097">
                <text:p>0.88699146157709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85484681064792">
                <text:p>0.8854846810647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83475640381718">
                <text:p>0.8834756403817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84982420894023">
                <text:p>0.88498242089402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85484681064792">
                <text:p>0.8854846810647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84480160723255">
                <text:p>0.8844801607232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82471120040181">
                <text:p>0.88247112004018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945755901557">
                <text:p>0.879457559015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78453038674033">
                <text:p>0.8784530386740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5439477649422">
                <text:p>0.8754394776494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75941737820191">
                <text:p>0.8759417378201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75941737820191">
                <text:p>0.8759417378201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77950778503265">
                <text:p>0.8779507785032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75941737820191">
                <text:p>0.8759417378201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76443997990959">
                <text:p>0.87644399799095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73932697137117">
                <text:p>0.87393269713711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71923656454043">
                <text:p>0.8719236564540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69914615770969">
                <text:p>0.86991461577096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69412355600201">
                <text:p>0.8694123556002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67403314917127">
                <text:p>0.8674033149171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66901054746359">
                <text:p>0.8669010547463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6639879457559">
                <text:p>0.86639879457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68407835258664">
                <text:p>0.8684078352586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6639879457559">
                <text:p>0.86639879457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65896534404822">
                <text:p>0.8658965344048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65394274234053">
                <text:p>0.86539427423405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64389753892516">
                <text:p>0.8643897538925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66901054746359">
                <text:p>0.8669010547463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866901054746359">
                <text:p>0.8669010547463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69914615770969">
                <text:p>0.8699146157709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868407835258664">
                <text:p>0.8684078352586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868407835258664">
                <text:p>0.8684078352586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867403314917127">
                <text:p>0.86740331491712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67905575087896">
                <text:p>0.8679055750878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65896534404822">
                <text:p>0.8658965344048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65394274234053">
                <text:p>0.86539427423405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65896534404822">
                <text:p>0.8658965344048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86639879457559">
                <text:p>0.86639879457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63385233550979">
                <text:p>0.8633852335509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3385233550979">
                <text:p>0.8633852335509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62882973380211">
                <text:p>0.8628829733802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862882973380211">
                <text:p>0.8628829733802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60873932697137">
                <text:p>0.8608739326971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54846810647916">
                <text:p>0.8548468106479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49321948769463">
                <text:p>0.8493219487694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49321948769463">
                <text:p>0.8493219487694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45806127574083">
                <text:p>0.8458061275740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844299347061778">
                <text:p>0.8442993470617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44299347061778">
                <text:p>0.8442993470617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44801607232547">
                <text:p>0.84480160723254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845303867403315">
                <text:p>0.84530386740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45303867403315">
                <text:p>0.84530386740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846308387744852">
                <text:p>0.846308387744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4681064791562">
                <text:p>0.8468106479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46308387744852">
                <text:p>0.846308387744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845303867403315">
                <text:p>0.84530386740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43294826720241">
                <text:p>0.843294826720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841285786037167">
                <text:p>0.841285786037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84379708689101">
                <text:p>0.84379708689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1788046207936">
                <text:p>0.841788046207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841285786037167">
                <text:p>0.841285786037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841788046207936">
                <text:p>0.841788046207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841285786037167">
                <text:p>0.841285786037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4028126569563">
                <text:p>0.84028126569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39276745354094">
                <text:p>0.83927674535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84028126569563">
                <text:p>0.84028126569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839276745354094">
                <text:p>0.83927674535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838272225012557">
                <text:p>0.838272225012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838272225012557">
                <text:p>0.838272225012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37769964841788">
                <text:p>0.83776996484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836263184329483">
                <text:p>0.83626318432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36263184329483">
                <text:p>0.83626318432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836263184329483">
                <text:p>0.83626318432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835760924158714">
                <text:p>0.835760924158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834756403817177">
                <text:p>0.834756403817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35258663987946">
                <text:p>0.835258663987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3375188347564">
                <text:p>0.8337518834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833249623304872">
                <text:p>0.833249623304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32245102963335">
                <text:p>0.83224510296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3375188347564">
                <text:p>0.8337518834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83375188347564">
                <text:p>0.8337518834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834254143646409">
                <text:p>0.834254143646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3375188347564">
                <text:p>0.8337518834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3375188347564">
                <text:p>0.8337518834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3073832245103">
                <text:p>0.83073832245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829231541938724">
                <text:p>0.829231541938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828729281767956">
                <text:p>0.82872928176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828729281767956">
                <text:p>0.82872928176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28729281767956">
                <text:p>0.8287292817679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